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5" style:family="paragraph" style:parent-style-name="Heading_20_1">
      <style:paragraph-properties fo:break-before="page"/>
      <style:text-properties officeooo:rsid="000d02cf" officeooo:paragraph-rsid="000eaa0a"/>
    </style:style>
    <style:style style:name="P16" style:family="paragraph" style:parent-style-name="Heading_20_1">
      <style:paragraph-properties fo:break-before="page"/>
      <style:text-properties officeooo:rsid="000d02cf" officeooo:paragraph-rsid="0011138a"/>
    </style:style>
    <style:style style:name="P17" style:family="paragraph" style:parent-style-name="Heading_20_2">
      <style:text-properties officeooo:rsid="000d1405" officeooo:paragraph-rsid="0011138a"/>
    </style:style>
    <style:style style:name="P18" style:family="paragraph" style:parent-style-name="Heading_20_2">
      <style:text-properties officeooo:rsid="0011138a" officeooo:paragraph-rsid="0011138a"/>
    </style:style>
    <style:style style:name="P19" style:family="paragraph" style:parent-style-name="Heading_20_2">
      <style:text-properties officeooo:rsid="004eb8cb" officeooo:paragraph-rsid="002ceee8"/>
    </style:style>
    <style:style style:name="P20" style:family="paragraph" style:parent-style-name="Heading_20_2">
      <style:text-properties officeooo:rsid="003b225b" officeooo:paragraph-rsid="003b225b"/>
    </style:style>
    <style:style style:name="P21" style:family="paragraph" style:parent-style-name="Heading_20_2">
      <style:text-properties officeooo:rsid="003ce9d4" officeooo:paragraph-rsid="003ce9d4"/>
    </style:style>
    <style:style style:name="P22" style:family="paragraph" style:parent-style-name="Heading_20_2">
      <style:text-properties officeooo:rsid="003d3207" officeooo:paragraph-rsid="003d3207"/>
    </style:style>
    <style:style style:name="P23" style:family="paragraph" style:parent-style-name="Heading_20_2">
      <style:text-properties officeooo:rsid="0044f1fd" officeooo:paragraph-rsid="0044f1fd"/>
    </style:style>
    <style:style style:name="P24" style:family="paragraph" style:parent-style-name="Heading_20_2">
      <style:text-properties officeooo:rsid="00451b0b" officeooo:paragraph-rsid="00451b0b"/>
    </style:style>
    <style:style style:name="P25" style:family="paragraph" style:parent-style-name="Heading_20_2">
      <style:text-properties officeooo:rsid="0050e64b" officeooo:paragraph-rsid="0050e64b"/>
    </style:style>
    <style:style style:name="P26" style:family="paragraph" style:parent-style-name="Text_20_body" style:master-page-name="First_20_Page">
      <style:paragraph-properties style:page-number="auto"/>
    </style:style>
    <style:style style:name="P27" style:family="paragraph" style:parent-style-name="Text_20_body" style:list-style-name="L1">
      <style:text-properties officeooo:rsid="0029376f" officeooo:paragraph-rsid="0029376f"/>
    </style:style>
    <style:style style:name="P28" style:family="paragraph" style:parent-style-name="Text_20_body">
      <style:text-properties officeooo:paragraph-rsid="000eaa0a"/>
    </style:style>
    <style:style style:name="P29" style:family="paragraph" style:parent-style-name="Text_20_body">
      <style:text-properties officeooo:rsid="003d3207" officeooo:paragraph-rsid="003d3207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rsid="003dc300" officeooo:paragraph-rsid="003fb137"/>
    </style:style>
    <style:style style:name="P31" style:family="paragraph" style:parent-style-name="Text_20_body">
      <style:text-properties officeooo:rsid="003e497a" officeooo:paragraph-rsid="003e497a"/>
    </style:style>
    <style:style style:name="P32" style:family="paragraph" style:parent-style-name="Text_20_body" style:list-style-name="L2">
      <style:text-properties officeooo:rsid="003e497a" officeooo:paragraph-rsid="003e497a"/>
    </style:style>
    <style:style style:name="P33" style:family="paragraph" style:parent-style-name="Text_20_body" style:list-style-name="L2">
      <style:text-properties officeooo:rsid="003e497a" officeooo:paragraph-rsid="0054bfaa"/>
    </style:style>
    <style:style style:name="P34" style:family="paragraph" style:parent-style-name="Text_20_body">
      <style:text-properties officeooo:rsid="003e8305" officeooo:paragraph-rsid="003e8305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officeooo:rsid="003e8305" officeooo:paragraph-rsid="003fb137"/>
    </style:style>
    <style:style style:name="P36" style:family="paragraph" style:parent-style-name="Text_20_body">
      <style:text-properties officeooo:rsid="003ea935" officeooo:paragraph-rsid="003ea935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officeooo:rsid="003ea935" officeooo:paragraph-rsid="003ea935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officeooo:rsid="003ea935" officeooo:paragraph-rsid="0040bc5b"/>
    </style:style>
    <style:style style:name="P39" style:family="paragraph" style:parent-style-name="Text_20_body">
      <style:text-properties officeooo:rsid="0040bc5b" officeooo:paragraph-rsid="0040bc5b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rsid="0040bc5b" officeooo:paragraph-rsid="0040bc5b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40bc5b" officeooo:paragraph-rsid="0052b2cf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40bc5b" officeooo:paragraph-rsid="0053f4fc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411ba2" officeooo:paragraph-rsid="00411ba2"/>
    </style:style>
    <style:style style:name="P44" style:family="paragraph" style:parent-style-name="Text_20_body" style:list-style-name="L3">
      <style:paragraph-properties fo:text-align="justify" style:justify-single-word="false"/>
      <style:text-properties officeooo:rsid="004126fc" officeooo:paragraph-rsid="004126fc"/>
    </style:style>
    <style:style style:name="P45" style:family="paragraph" style:parent-style-name="Text_20_body" style:list-style-name="L2">
      <style:text-properties officeooo:rsid="0041837c" officeooo:paragraph-rsid="0041837c"/>
    </style:style>
    <style:style style:name="P46" style:family="paragraph" style:parent-style-name="Text_20_body" style:list-style-name="L2">
      <style:text-properties officeooo:rsid="00433c8b" officeooo:paragraph-rsid="00433c8b"/>
    </style:style>
    <style:style style:name="P47" style:family="paragraph" style:parent-style-name="Text_20_body">
      <style:text-properties officeooo:rsid="00441184" officeooo:paragraph-rsid="00441184"/>
    </style:style>
    <style:style style:name="P48" style:family="paragraph" style:parent-style-name="Text_20_body" style:list-style-name="L4">
      <style:text-properties officeooo:rsid="00441184" officeooo:paragraph-rsid="00441184"/>
    </style:style>
    <style:style style:name="P49" style:family="paragraph" style:parent-style-name="Text_20_body" style:list-style-name="L4">
      <style:text-properties officeooo:rsid="00445bab" officeooo:paragraph-rsid="00445bab"/>
    </style:style>
    <style:style style:name="P50" style:family="paragraph" style:parent-style-name="Text_20_body">
      <style:text-properties officeooo:rsid="004629c1" officeooo:paragraph-rsid="004629c1"/>
    </style:style>
    <style:style style:name="P51" style:family="paragraph" style:parent-style-name="Text_20_body">
      <style:text-properties officeooo:paragraph-rsid="004629c1"/>
    </style:style>
    <style:style style:name="P52" style:family="paragraph" style:parent-style-name="Text_20_body" style:list-style-name="L5">
      <style:text-properties officeooo:rsid="00485543" officeooo:paragraph-rsid="00485543"/>
    </style:style>
    <style:style style:name="P53" style:family="paragraph" style:parent-style-name="Text_20_body">
      <style:text-properties officeooo:rsid="004a1dff" officeooo:paragraph-rsid="004a1dff"/>
    </style:style>
    <style:style style:name="P54" style:family="paragraph" style:parent-style-name="Text_20_body" style:list-style-name="L6">
      <style:text-properties officeooo:rsid="004a1dff" officeooo:paragraph-rsid="004a1dff"/>
    </style:style>
    <style:style style:name="P55" style:family="paragraph" style:parent-style-name="Text_20_body" style:list-style-name="L6">
      <style:text-properties officeooo:rsid="004a1dff" officeooo:paragraph-rsid="005f3f86"/>
    </style:style>
    <style:style style:name="P56" style:family="paragraph" style:parent-style-name="Text_20_body" style:list-style-name="L7">
      <style:text-properties officeooo:rsid="004a1dff" officeooo:paragraph-rsid="004a1dff"/>
    </style:style>
    <style:style style:name="P57" style:family="paragraph" style:parent-style-name="Text_20_body">
      <style:text-properties officeooo:rsid="004a1dff" officeooo:paragraph-rsid="006125b8"/>
    </style:style>
    <style:style style:name="P58" style:family="paragraph" style:parent-style-name="Text_20_body" style:list-style-name="L5">
      <style:text-properties officeooo:rsid="004c7688" officeooo:paragraph-rsid="004c7688"/>
    </style:style>
    <style:style style:name="P59" style:family="paragraph" style:parent-style-name="Text_20_body">
      <style:text-properties officeooo:rsid="004ece6d" officeooo:paragraph-rsid="004ece6d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rsid="004ece6d" officeooo:paragraph-rsid="004ece6d"/>
    </style:style>
    <style:style style:name="P61" style:family="paragraph" style:parent-style-name="Text_20_body">
      <style:text-properties officeooo:rsid="004f02cd" officeooo:paragraph-rsid="004f02cd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officeooo:rsid="00584b6d" officeooo:paragraph-rsid="00584b6d"/>
    </style:style>
    <style:style style:name="P63" style:family="paragraph" style:parent-style-name="Text_20_body" style:list-style-name="L8">
      <style:text-properties officeooo:rsid="005af9fe" officeooo:paragraph-rsid="005af9fe"/>
    </style:style>
    <style:style style:name="P64" style:family="paragraph" style:parent-style-name="Text_20_body" style:list-style-name="L8">
      <style:text-properties officeooo:rsid="005af9fe" officeooo:paragraph-rsid="005c5e56"/>
    </style:style>
    <style:style style:name="P65" style:family="paragraph" style:parent-style-name="Text_20_body">
      <style:text-properties officeooo:paragraph-rsid="005af9fe"/>
    </style:style>
    <style:style style:name="P66" style:family="paragraph" style:parent-style-name="Text_20_body">
      <style:paragraph-properties fo:margin-left="1.251cm" fo:margin-right="0cm" fo:text-indent="0cm" style:auto-text-indent="false"/>
      <style:text-properties officeooo:paragraph-rsid="005af9fe"/>
    </style:style>
    <style:style style:name="P67" style:family="paragraph" style:parent-style-name="Text_20_body" style:list-style-name="L10">
      <style:text-properties officeooo:paragraph-rsid="005af9fe"/>
    </style:style>
    <style:style style:name="P68" style:family="paragraph" style:parent-style-name="Text_20_body" style:list-style-name="L10">
      <style:text-properties officeooo:paragraph-rsid="005c5e56"/>
    </style:style>
    <style:style style:name="P69" style:family="paragraph" style:parent-style-name="Text_20_body" style:list-style-name="L10">
      <style:text-properties officeooo:rsid="005c5e56" officeooo:paragraph-rsid="005c5e56"/>
    </style:style>
    <style:style style:name="T1" style:family="text">
      <style:text-properties officeooo:rsid="0018e4e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officeooo:rsid="003d08c6"/>
    </style:style>
    <style:style style:name="T5" style:family="text">
      <style:text-properties officeooo:rsid="003a0c7e"/>
    </style:style>
    <style:style style:name="T6" style:family="text">
      <style:text-properties officeooo:rsid="00315fc8"/>
    </style:style>
    <style:style style:name="T7" style:family="text">
      <style:text-properties officeooo:rsid="00328cd6"/>
    </style:style>
    <style:style style:name="T8" style:family="text">
      <style:text-properties officeooo:rsid="0038092b"/>
    </style:style>
    <style:style style:name="T9" style:family="text">
      <style:text-properties officeooo:rsid="0038b646"/>
    </style:style>
    <style:style style:name="T10" style:family="text">
      <style:text-properties officeooo:rsid="003ba790"/>
    </style:style>
    <style:style style:name="T11" style:family="text">
      <style:text-properties officeooo:rsid="003d3207"/>
    </style:style>
    <style:style style:name="T12" style:family="text">
      <style:text-properties officeooo:rsid="0040bc5b"/>
    </style:style>
    <style:style style:name="T13" style:family="text">
      <style:text-properties officeooo:rsid="00411ba2"/>
    </style:style>
    <style:style style:name="T14" style:family="text">
      <style:text-properties officeooo:rsid="004126fc"/>
    </style:style>
    <style:style style:name="T15" style:family="text">
      <style:text-properties officeooo:rsid="004214b2"/>
    </style:style>
    <style:style style:name="T16" style:family="text">
      <style:text-properties officeooo:rsid="0044f1fd"/>
    </style:style>
    <style:style style:name="T17" style:family="text">
      <style:text-properties officeooo:rsid="004629c1"/>
    </style:style>
    <style:style style:name="T18" style:family="text">
      <style:text-properties officeooo:rsid="00471bd4"/>
    </style:style>
    <style:style style:name="T19" style:family="text">
      <style:text-properties officeooo:rsid="004c1847"/>
    </style:style>
    <style:style style:name="T20" style:family="text">
      <style:text-properties officeooo:rsid="0050b83e"/>
    </style:style>
    <style:style style:name="T21" style:family="text">
      <style:text-properties officeooo:rsid="0050e64b"/>
    </style:style>
    <style:style style:name="T22" style:family="text">
      <style:text-properties officeooo:rsid="0052b2cf"/>
    </style:style>
    <style:style style:name="T23" style:family="text">
      <style:text-properties officeooo:rsid="0053f4fc"/>
    </style:style>
    <style:style style:name="T24" style:family="text">
      <style:text-properties officeooo:rsid="0054bfaa"/>
    </style:style>
    <style:style style:name="T25" style:family="text">
      <style:text-properties officeooo:rsid="0056a2a3"/>
    </style:style>
    <style:style style:name="T26" style:family="text">
      <style:text-properties officeooo:rsid="0057808b"/>
    </style:style>
    <style:style style:name="T27" style:family="text">
      <style:text-properties officeooo:rsid="00584b6d"/>
    </style:style>
    <style:style style:name="T28" style:family="text">
      <style:text-properties officeooo:rsid="005af9fe"/>
    </style:style>
    <style:style style:name="T29" style:family="text">
      <style:text-properties officeooo:rsid="005c5e56"/>
    </style:style>
    <style:style style:name="T30" style:family="text">
      <style:text-properties officeooo:rsid="005d3528"/>
    </style:style>
    <style:style style:name="T31" style:family="text">
      <style:text-properties officeooo:rsid="005e8342"/>
    </style:style>
    <style:style style:name="T32" style:family="text">
      <style:text-properties officeooo:rsid="005f3f86"/>
    </style:style>
    <style:style style:name="T33" style:family="text">
      <style:text-properties officeooo:rsid="006125b8"/>
    </style:style>
    <style:style style:name="T34" style:family="text">
      <style:text-properties officeooo:rsid="00624f24"/>
    </style:style>
    <style:style style:name="T35" style:family="text">
      <style:text-properties officeooo:rsid="00629c30"/>
    </style:style>
    <style:style style:name="T36" style:family="text">
      <style:text-properties officeooo:rsid="00647e63"/>
    </style:style>
    <style:style style:name="T37" style:family="text">
      <style:text-properties officeooo:rsid="0065efa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9">Jalon 2 et organisation interne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3"><text:s text:c="2"/></text:span>Membres présents :</text:p>
      <text:list text:style-name="L1">
        <text:list-item>
          <text:p text:style-name="P27">Loïs ALLAIRE<text:tab/><text:tab/><text:span text:style-name="T2">OUI</text:span></text:p>
        </text:list-item>
        <text:list-item>
          <text:p text:style-name="P27">Hugo CLAMOND<text:tab/><text:span text:style-name="T2">OUI</text:span></text:p>
        </text:list-item>
        <text:list-item>
          <text:p text:style-name="P27">Axel MOURILLON<text:tab/><text:span text:style-name="T2">OUI</text:span></text:p>
        </text:list-item>
        <text:list-item>
          <text:p text:style-name="P27">Arthur YANG<text:tab/><text:tab/><text:span text:style-name="T2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2"><text:a xlink:type="simple" xlink:href="#__RefHeading___Toc263_1510177236" text:style-name="Index_20_Link" text:visited-style-name="Index_20_Link">Premier découpage des tâches – GANTT<text:tab/>1</text:a></text:p>
          <text:p text:style-name="P13"><text:a xlink:type="simple" xlink:href="#__RefHeading___Toc277_1510177236" text:style-name="Index_20_Link" text:visited-style-name="Index_20_Link">Sous-point 1<text:tab/>1</text:a></text:p>
          <text:p text:style-name="P13"><text:a xlink:type="simple" xlink:href="#__RefHeading___Toc279_1510177236" text:style-name="Index_20_Link" text:visited-style-name="Index_20_Link">Formalisation d’organisation interne<text:tab/>1</text:a></text:p>
          <text:p text:style-name="P12"><text:a xlink:type="simple" xlink:href="#__RefHeading___Toc263_1510177236%20Copie%201" text:style-name="Index_20_Link" text:visited-style-name="Index_20_Link">Point avancement sur le jalon 2<text:tab/>2</text:a></text:p>
          <text:p text:style-name="P13"><text:a xlink:type="simple" xlink:href="#__RefHeading___Toc281_1510177236" text:style-name="Index_20_Link" text:visited-style-name="Index_20_Link">Sous-point 1<text:tab/>2</text:a></text:p>
          <text:p text:style-name="P13"><text:a xlink:type="simple" xlink:href="#__RefHeading___Toc283_1510177236" text:style-name="Index_20_Link" text:visited-style-name="Index_20_Link">Sous-point 2<text:tab/>2</text:a></text:p>
          <text:p text:style-name="P12"><text:a xlink:type="simple" xlink:href="#__RefHeading___Toc263_1510177236%20Copie%202" text:style-name="Index_20_Link" text:visited-style-name="Index_20_Link">Point avancement sur le jalon 3<text:tab/>3</text:a></text:p>
          <text:p text:style-name="P13"><text:a xlink:type="simple" xlink:href="#__RefHeading___Toc285_1510177236" text:style-name="Index_20_Link" text:visited-style-name="Index_20_Link">Sous-point 1<text:tab/>3</text:a></text:p>
          <text:p text:style-name="P13"><text:a xlink:type="simple" xlink:href="#__RefHeading___Toc287_1510177236" text:style-name="Index_20_Link" text:visited-style-name="Index_20_Link">Sous-point 2<text:tab/>3</text:a></text:p>
          <text:p text:style-name="P12"><text:a xlink:type="simple" xlink:href="#__RefHeading___Toc263_1510177236%20Copie%202%20Copie%201" text:style-name="Index_20_Link" text:visited-style-name="Index_20_Link">Prochaine réunion<text:tab/>4</text:a></text:p>
          <text:p text:style-name="P13"><text:a xlink:type="simple" xlink:href="#__RefHeading___Toc289_1510177236" text:style-name="Index_20_Link" text:visited-style-name="Index_20_Link">Date<text:tab/>4</text:a></text:p>
          <text:p text:style-name="P13"><text:a xlink:type="simple" xlink:href="#__RefHeading___Toc291_1510177236" text:style-name="Index_20_Link" text:visited-style-name="Index_20_Link">Ordre du jour<text:tab/>4</text:a></text:p>
          <text:p text:style-name="P13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6">Samedi</text:span> <text:span text:style-name="T8">23 novembre 2024</text:span></text:p>
      <text:p text:style-name="Text_20_body"/>
      <text:h text:style-name="P14" text:outline-level="1"><text:bookmark-start text:name="__RefHeading___Toc263_1510177236"/><text:span text:style-name="T7">Premier découpage</text:span> des tâches – GANTT<text:bookmark-end text:name="__RefHeading___Toc263_1510177236"/></text:h>
      <text:h text:style-name="P21" text:outline-level="2"><text:bookmark-start text:name="__RefHeading___Toc277_1510177236"/>GANTT<text:bookmark-end text:name="__RefHeading___Toc277_1510177236"/></text:h>
      <text:p text:style-name="P61">Présentation du jet, trié par axes et trié par tâches</text:p>
      <text:p text:style-name="P34">Ab<text:span text:style-name="T20">a</text:span>nd<text:span text:style-name="T20">o</text:span>n du fonctionnement par <text:span text:style-name="T20">a</text:span>xes <text:span text:style-name="T20">au profit du</text:span> fonctionnement par tâches et sous-tâche : <text:span text:style-name="T20">gain en clarté et en lisibilité</text:span></text:p>
      <text:p text:style-name="Text_20_body"/>
      <text:p text:style-name="Text_20_body"/>
      <text:h text:style-name="P20" text:outline-level="2"><text:bookmark-start text:name="__RefHeading___Toc279_1510177236"/><text:span text:style-name="T10">Formalisation</text:span> d’organisation interne<text:bookmark-end text:name="__RefHeading___Toc279_1510177236"/></text:h>
      <text:p text:style-name="P59">Document : GestionDeProjet/GestionInterne/Synthèse.pdf </text:p>
      <text:p text:style-name="P60">Reprend les différentes informations de cadrage fourni par l’IUT / le GRETA, ainsi que les processus mis en place en interne pour organiser le travail, et rassemble le tout en un seul document, claire et concis</text:p>
      <text:p text:style-name="P60">Fais également un inventaire des tâches</text:p>
      <text:p text:style-name="P59">Document : GestionDeProjet/GestionInterne/CadrageJalon7à9.pdf</text:p>
      <text:p text:style-name="P60">Complète les informations vis-à-vis des jalons 7,8 et 9</text:p>
      <text:p text:style-name="P60">Complément du document <text:span text:style-name="T2">GestionDeProjet/GestionInterne/Synthèse.pdf</text:span> </text:p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bookmark-start text:name="__RefHeading___Toc263_1510177236 Copie 1"/>Point avancement sur le jalon 2 <text:bookmark-end text:name="__RefHeading___Toc263_1510177236 Copie 1"/></text:h>
      <text:h text:style-name="P22" text:outline-level="2"><text:bookmark-start text:name="__RefHeading___Toc281_1510177236"/>Document vidéo projeté <text:bookmark-end text:name="__RefHeading___Toc281_1510177236"/></text:h>
      <text:p text:style-name="P29"><text:span text:style-name="T21">Support de d</text:span>iapo<text:span text:style-name="T21">sitives</text:span> court</text:p>
      <text:p text:style-name="P29"><text:span text:style-name="T21">Nous r</text:span>epartir<text:span text:style-name="T21">ons</text:span> d<text:span text:style-name="T21">u support utilisé pendant la présentation du</text:span> jalon 1 <text:span text:style-name="T21">(fiche PT)</text:span></text:p>
      <text:p text:style-name="P1"/>
      <text:p text:style-name="P1"/>
      <text:h text:style-name="P25" text:outline-level="2"><text:bookmark-start text:name="__RefHeading___Toc283_1510177236"/>Mise en commun de l’avancement<text:bookmark-end text:name="__RefHeading___Toc283_1510177236"/></text:h>
      <text:p text:style-name="P39">Ce qui a été fait :</text:p>
      <text:p text:style-name="P41"><text:span text:style-name="T23">D</text:span><text:span text:style-name="T11">iapo</text:span><text:span text:style-name="T21">sitives</text:span> → premier jet / <text:span text:style-name="T22">brouillon</text:span></text:p>
      <text:p text:style-name="P38"><text:span text:style-name="T22">Présentation des membres de l’équipe façon f</text:span>iche de perso<text:span text:style-name="T22">nnage: informations</text:span> <text:span text:style-name="T12">brute</text:span><text:span text:style-name="T22">s</text:span></text:p>
      <text:p text:style-name="P40">Mise en scène : <text:span text:style-name="T22">harmonisation, </text:span><text:span text:style-name="T13">premières recherches et </text:span>idée<text:span text:style-name="T13">s </text:span></text:p>
      <text:list xml:id="list917157191" text:style-name="L3">
        <text:list-item>
          <text:p text:style-name="P43">Pas les réu d’équipe, <text:span text:style-name="T14">questions-réponses,</text:span> etc → garder le public </text:p>
        </text:list-item>
        <text:list-item>
          <text:p text:style-name="P43">Storytelling et « Guide » peut être bien (revoir « Guide ») </text:p>
          <text:p text:style-name="P44">⇒ Revoir l’importance de la « mise en scène » à la baisse</text:p>
        </text:list-item>
      </text:list>
      <text:p text:style-name="P31"/>
      <text:p text:style-name="P39"><text:span text:style-name="T16">À</text:span> faire :</text:p>
      <text:p text:style-name="P42">É<text:span text:style-name="T23">crire le premier jet d’un script, qui pourrait être présenté au jalon 2</text:span></text:p>
      <text:p text:style-name="P40">Intégré le lore <text:span text:style-name="T23">du projet</text:span> <text:span text:style-name="T23">(issu de ce script) </text:span>au <text:span text:style-name="T23">support</text:span></text:p>
      <text:p text:style-name="P31"/>
      <text:p text:style-name="P31">Grande partie de la présentation :</text:p>
      <text:list xml:id="list2647841001" text:style-name="L2">
        <text:list-item>
          <text:p text:style-name="P32">Intro / première partie : <text:span text:style-name="T24">Accrocher avec le </text:span>lore</text:p>
          <text:list>
            <text:list-header>
              <text:p text:style-name="P45">Qui o<text:span text:style-name="T15">n est ?</text:span></text:p>
            </text:list-header>
          </text:list>
        </text:list-item>
        <text:list-item>
          <text:p text:style-name="P33">Deuxième partie : <text:span text:style-name="T24">présenter</text:span> concrètement <text:span text:style-name="T24">le </text:span>projet </text:p>
          <text:list>
            <text:list-header>
              <text:p text:style-name="P46">Qu’est-ce qu’on fait ?</text:p>
              <text:p text:style-name="P46">Pour quand ?</text:p>
              <text:p text:style-name="P46">Pour qui ?</text:p>
            </text:list-header>
          </text:list>
        </text:list-item>
        <text:list-item>
          <text:p text:style-name="P32">Conclusion : <text:span text:style-name="T24">ré-intriguer avec le</text:span> lore</text:p>
        </text:list-item>
      </text:list>
      <text:p text:style-name="P34"/>
      <text:p text:style-name="P36">Idées : </text:p>
      <text:p text:style-name="P30">Accroch<text:span text:style-name="T25">er</text:span> l’<text:span text:style-name="T25">auditoire</text:span> avec le lore <text:span text:style-name="T25">derrière les origines du projet</text:span></text:p>
      <text:p text:style-name="P35">Intégr<text:span text:style-name="T27">er</text:span> une ou plusieurs photos de notre voyage en Italie <text:span text:style-name="T27">au support</text:span></text:p>
      <text:p text:style-name="P37"><text:span text:style-name="T26">Utiliser des</text:span> titre<text:span text:style-name="T26">s</text:span> « fancy » et marrant<text:span text:style-name="T26">s, fa</text:span><text:span text:style-name="T27">ç</text:span><text:span text:style-name="T26">on JDR</text:span> </text:p>
      <text:p text:style-name="P62">Utiliser des accessoires pendant la présentation</text:p>
      <text:p text:style-name="P31"/>
      <text:p text:style-name="P47">Achats d’accessoires :</text:p>
      <text:list xml:id="list2471699680" text:style-name="L4">
        <text:list-item>
          <text:p text:style-name="P48">Robe de sorcier</text:p>
          <text:p text:style-name="P49">Lien : <text:a xlink:type="simple" xlink:href="https://www.amazon.fr/Hommes-Chevalier-Fantaisie-cosplay-costume/dp/B01CWT75KE/ref=sr_1_12_mod_primary_new?crid=7CX1TEUSZWA0&amp;dib=eyJ2IjoiMSJ9.E2L2gFUEXERnJpH4iWpHCzNcTgTjENW81lwwFs5tOUzNsff9g_TV33-__CXkpW2AGvxv-dYhWaNkCjPyhvpJVvBPjrVokDP0QRcgRt84pf3f9n1zWLUFUxA8ANBw6fo4XpRAZsblVYMfVCRUnW344znCpPdFUkD4Kdkp-nylYZa_WUDs7CHiYXS0JS26EXrZO1Ie63XGT_foHxHiZ4MOXrRFZUTF2j33wIO1k5v-XLlQhTpIikOjYJlsYu4oaC83Tgi22K_mePxh1aNNzjG1kuTI1esE_7K3QXFMuC2BPfc.TiOcmNhmCvUCbd1pW_RJ9PQhf1KrVUUV2P9xOszIGgY&amp;dib_tag=se&amp;keywords=tunique%2Bcapuche%2Bhomme&amp;qid=1732371513&amp;sbo=RZvfv%2F%2FHxDF%2BO5021pAnSA%3D%3D&amp;sprefix=tunique%2Bcapuche%2Caps%2C85&amp;sr=8-12&amp;th=1" text:style-name="Internet_20_link" text:visited-style-name="Visited_20_Internet_20_Link">https://www.amazon.fr/Hommes-Chevalier-Fantaisie-cosplay-costume/dp/B01CWT75KE/ref=sr_1_12_mod_primary_new?crid=7CX1TEUSZWA0&amp;dib=eyJ2IjoiMSJ9.E2L2gFUEXERnJpH4iWpHCzNcTgTjENW81lwwFs5tOUzNsff9g_TV33-__CXkpW2AGvxv-dYhWaNkCjPyhvpJVvBPjrVokDP0QRcgRt84pf3f9n1zWLUFUxA8ANBw6fo4XpRAZsblVYMfVCRUnW344znCpPdFUkD4Kdkp-nylYZa_WUDs7CHiYXS0JS26EXrZO1Ie63XGT_foHxHiZ4MOXrRFZUTF2j33wIO1k5v-XLlQhTpIikOjYJlsYu4oaC83Tgi22K_mePxh1aNNzjG1kuTI1esE_7K3QXFMuC2BPfc.TiOcmNhmCvUCbd1pW_RJ9PQhf1KrVUUV2P9xOszIGgY&amp;dib_tag=se&amp;keywords=tunique%2Bcapuche%2Bhomme&amp;qid=1732371513&amp;sbo=RZvfv%2F%2FHxDF%2BO5021pAnSA%3D%3D&amp;sprefix=tunique%2Bcapuche%2Caps%2C85&amp;sr=8-12&amp;th=1</text:a> </text:p>
        </text:list-item>
      </text:list>
      <text:p text:style-name="P31"/>
      <text:p text:style-name="P1"/>
      <text:h text:style-name="P15" text:outline-level="1"><text:bookmark-start text:name="__RefHeading___Toc263_1510177236 Copie 2"/>Point avancement sur le jalon 3<text:bookmark-end text:name="__RefHeading___Toc263_1510177236 Copie 2"/></text:h>
      <text:h text:style-name="P23" text:outline-level="2"><text:bookmark-start text:name="__RefHeading___Toc285_1510177236"/>Organisation et infos contradictoire<text:bookmark-end text:name="__RefHeading___Toc285_1510177236"/></text:h>
      <text:p text:style-name="P1">Info<text:span text:style-name="T28">rmation</text:span>s contradictoire<text:span text:style-name="T28">s</text:span></text:p>
      <text:list text:style-name="L8">
        <text:list-item>
          <text:p text:style-name="P63">Le professeur référent pour ce jalon (K. BERGERON) nous informe, de vive-voie, que ce livrable est prévu pour la même date que la présentation du jalon 2 (05/12/2024)</text:p>
        </text:list-item>
        <text:list-item>
          <text:p text:style-name="P63">La fiche de cadrage fourni une frise chronologique pour les jalons, indiquant l’échéance de fin décembre (environ 05/12/2024) pour le livrable du jalon 3</text:p>
        </text:list-item>
        <text:list-item>
          <text:p text:style-name="P64">Un mail a été envoyé (<text:span text:style-name="T29">le</text:span> <text:span text:style-name="T29">22</text:span>/1<text:span text:style-name="T29">1</text:span>/2024) au professeur référent de ce jalon pour clarifier la situation</text:p>
        </text:list-item>
      </text:list>
      <text:p text:style-name="P65"><text:span text:style-name="T28">Décision du groupe :</text:span></text:p>
      <text:p text:style-name="P66"><text:span text:style-name="T16">P</text:span><text:span text:style-name="T28">réparation d’une version </text:span><text:span text:style-name="T16">1 </text:span><text:span text:style-name="T28">du livrable 3</text:span></text:p>
      <text:list xml:id="list2116339831" text:style-name="L10">
        <text:list-item>
          <text:p text:style-name="P67"><text:span text:style-name="T28">S’il est à livrer pour début décembre :</text:span></text:p>
          <text:list>
            <text:list-header>
              <text:p text:style-name="P69">Livrable prêt</text:p>
            </text:list-header>
          </text:list>
        </text:list-item>
        <text:list-item>
          <text:p text:style-name="P68"><text:span text:style-name="T28">S’il est à livrer pour </text:span><text:span text:style-name="T29">fin</text:span><text:span text:style-name="T28"> décembre : </text:span></text:p>
          <text:list>
            <text:list-header>
              <text:p text:style-name="P69">Possibilité de continuer l’affinage du livrable : peaufiner les détails et les finitions</text:p>
            </text:list-header>
          </text:list>
        </text:list-item>
      </text:list>
      <text:p text:style-name="P1"/>
      <text:p text:style-name="P1"/>
      <text:h text:style-name="P24" text:outline-level="2"><text:bookmark-start text:name="__RefHeading___Toc287_1510177236"/><text:span text:style-name="T30">Revue d’une v</text:span>ersion 0 <text:bookmark-end text:name="__RefHeading___Toc287_1510177236"/></text:h>
      <text:p text:style-name="P50">Présentation des premières idées pour l’affiche par le respo<text:span text:style-name="T30">nsable </text:span><text:span text:style-name="T31">design et</text:span> market<text:span text:style-name="T31">ing</text:span></text:p>
      <text:p text:style-name="P50"><text:span text:style-name="T30">D</text:span>ébat sur la dispo<text:span text:style-name="T30">sition des éléments et le </text:span>contenu <text:span text:style-name="T30">de l’affiche</text:span></text:p>
      <text:p text:style-name="P1"/>
      <text:p text:style-name="P1"/>
      <text:p text:style-name="P1"/>
      <text:h text:style-name="P16" text:outline-level="1"><text:bookmark-start text:name="__RefHeading___Toc263_1510177236 Copie 2 Copie 1"/>Prochaine réunion<text:bookmark-end text:name="__RefHeading___Toc263_1510177236 Copie 2 Copie 1"/></text:h>
      <text:h text:style-name="P17" text:outline-level="2"><text:bookmark-start text:name="__RefHeading___Toc289_1510177236"/>Date<text:bookmark-end text:name="__RefHeading___Toc289_1510177236"/></text:h>
      <text:p text:style-name="P51"><text:span text:style-name="T17">Mardi 26 n</text:span><text:span text:style-name="T18">o</text:span><text:span text:style-name="T17">vembre</text:span><text:span text:style-name="T5">, </text:span><text:span text:style-name="T4">de </text:span><text:span text:style-name="T17">21h30</text:span><text:span text:style-name="T4"> à </text:span><text:span text:style-name="T37">22</text:span><text:span text:style-name="T4">h30</text:span></text:p>
      <text:p text:style-name="P2"/>
      <text:p text:style-name="P2"/>
      <text:h text:style-name="P18" text:outline-level="2"><text:bookmark-start text:name="__RefHeading___Toc291_1510177236"/>Ordre du jour<text:bookmark-end text:name="__RefHeading___Toc291_1510177236"/></text:h>
      <text:list xml:id="list2246256345" text:style-name="L5">
        <text:list-item>
          <text:p text:style-name="P52">Revue du texte jalon 2</text:p>
        </text:list-item>
        <text:list-item>
          <text:p text:style-name="P52">Premiers ajustements de mise en scène <text:span text:style-name="T34">(</text:span>micro<text:span text:style-name="T34">)</text:span></text:p>
        </text:list-item>
        <text:list-item>
          <text:p text:style-name="P58"><text:span text:style-name="T35">D</text:span><text:span text:style-name="T36">iscussion</text:span><text:span text:style-name="T35"> quant </text:span><text:span text:style-name="T36">à de</text:span><text:span text:style-name="T35"> potentiels </text:span>accessoires</text:p>
        </text:list-item>
      </text:list>
      <text:p text:style-name="P2"/>
      <text:p text:style-name="P2"/>
      <text:h text:style-name="P19" text:outline-level="2"><text:bookmark-start text:name="__RefHeading___Toc291_1510177236 Copie 1"/>Devoirs<text:bookmark-end text:name="__RefHeading___Toc291_1510177236 Copie 1"/></text:h>
      <text:p text:style-name="P57">Pour mardi <text:span text:style-name="T17">26 n</text:span><text:span text:style-name="T18">o</text:span><text:span text:style-name="T17">vembre</text:span> : </text:p>
      <text:list xml:id="list3006147335" text:style-name="L6">
        <text:list-item>
          <text:p text:style-name="P55">Arthur : <text:span text:style-name="T32">rédaction du</text:span> <text:span text:style-name="T23">premier jet d’un script </text:span><text:span text:style-name="T33">pour le jalon 2</text:span></text:p>
          <text:list>
            <text:list-header>
              <text:p text:style-name="P54">Aide <text:span text:style-name="T33">⇒</text:span> Hugo et Lois </text:p>
            </text:list-header>
          </text:list>
        </text:list-item>
      </text:list>
      <text:p text:style-name="P53">Pour lundi <text:span text:style-name="T33">2 décembre</text:span> : </text:p>
      <text:list text:style-name="L7">
        <text:list-item>
          <text:p text:style-name="P56"><text:span text:style-name="T33">Axel : Finir les répartition des tâches </text:span>G<text:span text:style-name="T33">ANTT (temporalité et hérédité des tâches)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8b646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Jalon 2 et organisation interne</text:p>
      </style:header>
      <style:footer>
        <text:p text:style-name="Header"><text:span text:style-name="MT1">23/11/2024</text:span><text:tab/><text:tab/><text:span text:style-name="MT2">Page : </text:span><text:span text:style-name="MT2"><text:page-number text:select-page="current">3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23T17:27:34.893000000</dc:date>
    <meta:editing-duration>PT4H15M55S</meta:editing-duration>
    <meta:editing-cycles>93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94" meta:word-count="662" meta:character-count="4487" meta:non-whitespace-character-count="3919"/>
  </office:meta>
</office:document-meta>
</file>